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54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2925in"/>
    </style:style>
    <style:style style:name="co8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key name</text:p>
          </table:table-cell>
          <table:table-cell table:style-name="ce1" office:value-type="string" calcext:value-type="string">
            <text:p>hid_usage_page</text:p>
          </table:table-cell>
          <table:table-cell table:style-name="ce1" office:value-type="string" calcext:value-type="string">
            <text:p>hid_usage_id</text:p>
          </table:table-cell>
          <table:table-cell table:style-name="ce1" office:value-type="string" calcext:value-type="string">
            <text:p>ps2_set_2</text:p>
          </table:table-cell>
          <table:table-cell table:style-name="ce1" office:value-type="string" calcext:value-type="string">
            <text:p>ps2_set_2_extens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int Scree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7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eak/paus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sert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ft arrow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6b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wn arrow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p arrow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y pad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4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ypad Enter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5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2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yboard power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yboard Execut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Hel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Menu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Select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Sto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Agai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Volume u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Volume dow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Locking Caps Loc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a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6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ge u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b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7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c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d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ge dow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7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ight arrow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4f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yboard Und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Cu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Cop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Pas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Fin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Mu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F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Locking Num Loc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Locking Scroll Loc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equal sig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8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f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Alternate Eras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sReq/Attentio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Cance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Clea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Prio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Retur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Separato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f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Ou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Op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Clear/Agai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CrSel/Prop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ExSe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ft gu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ight contr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ight al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ight gu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B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0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F</text:p>
          </table:table-cell>
          <table:table-cell table:style-name="ce1" office:value-type="string" calcext:value-type="string">
            <text:p>0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0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0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` ~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0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= 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0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ft al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ft shift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ft contr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E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1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1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1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1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1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B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B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c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C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C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2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2D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2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D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B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A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C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E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3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D</text:p>
          </table:table-cell>
          <table:table-cell table:style-name="ce1" office:value-type="string" calcext:value-type="string">
            <text:p>3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3C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3D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3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F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, &lt;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E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C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2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. &gt;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/ ?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4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4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; :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4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4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- _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4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2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"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 {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F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"=" 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E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2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s Loc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ght shif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5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] }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5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\ |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5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2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5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rope 2 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g 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A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ckspac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A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b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1 end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l 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6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4 lef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6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7 hom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6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board ,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6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0 insert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. delet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2 dow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A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D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6 righ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E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8 u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scap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um loc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+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3 page dow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7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-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7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P *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7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pad 9 pageup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7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roll Loc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7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0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3T14:44:20.463680970</dc:date>
    <meta:editing-duration>PT11M37S</meta:editing-duration>
    <meta:editing-cycles>4</meta:editing-cycles>
    <meta:document-statistic meta:table-count="1" meta:cell-count="695" meta:object-count="0"/>
  </office:meta>
</office:document-meta>
</file>